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ources </text:p>
      <text:p text:style-name="Standard"><text:a xlink:type="simple" xlink:href="https://www.rangen.co.uk/world/planetgen.php" text:style-name="Internet_20_link" text:visited-style-name="Visited_20_Internet_20_Link">https://www.rangen.co.uk/world/planetgen.php</text:a></text:p>
      <text:p text:style-name="Standard">PLANET GENERATOR<text:line-break/><text:line-break/>Ship Generator <text:line-break/><text:a xlink:type="simple" xlink:href="https://starwarsmush.fandom.com/wiki/Category:Ship_Stats" text:style-name="Internet_20_link" text:visited-style-name="Visited_20_Internet_20_Link">https://starwarsmush.fandom.com/wiki/Category:Ship_Stats</text:a></text:p>
      <text:p text:style-name="Standard"/>
      <text:p text:style-name="Standard"/>
      <text:p text:style-name="Standard">Mission Generator. </text:p>
      <text:p text:style-name="Standard">https://www.gamepressure.com/assassinscreediv/01-black-barts-gambit/zc586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ke Stanger</meta:initial-creator>
    <meta:creation-date>2024-02-14T17:12:42.51</meta:creation-date>
    <meta:document-statistic meta:table-count="0" meta:image-count="0" meta:object-count="0" meta:page-count="1" meta:paragraph-count="5" meta:word-count="10" meta:character-count="237"/>
    <dc:date>2024-02-14T17:14:05.75</dc:date>
    <dc:creator>Blake Stanger</dc:creator>
    <meta:editing-duration>PT1M23S</meta:editing-duration>
    <meta:editing-cycles>1</meta:editing-cycles>
    <meta:generator>OpenOffice/4.1.11$Win32 OpenOffice.org_project/4111m1$Build-9808</meta:generator>
  </office:meta>
</office:document-meta>
</file>